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6.16pt"/>
    </style:style>
    <style:style style:name="co2" style:family="table-column">
      <style:table-column-properties fo:break-before="auto" style:column-width="78.2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55.11pt"/>
    </style:style>
    <style:style style:name="co5" style:family="table-column">
      <style:table-column-properties fo:break-before="auto" style:column-width="49.61pt"/>
    </style:style>
    <style:style style:name="co6" style:family="table-column">
      <style:table-column-properties fo:break-before="auto" style:column-width="61.74pt"/>
    </style:style>
    <style:style style:name="co7" style:family="table-column">
      <style:table-column-properties fo:break-before="auto" style:column-width="52.89pt"/>
    </style:style>
    <style:style style:name="co8" style:family="table-column">
      <style:table-column-properties fo:break-before="auto" style:column-width="44.65pt"/>
    </style:style>
    <style:style style:name="co9" style:family="table-column">
      <style:table-column-properties fo:break-before="auto" style:column-width="43.5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5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fo:background-color="#ffff99"/>
    </style:style>
    <style:style style:name="ce4" style:family="table-cell" style:parent-style-name="Default" style:data-style-name="N11">
      <style:table-cell-properties fo:background-color="#ffff99"/>
      <style:text-properties fo:font-weight="normal" style:font-weight-asian="normal" style:font-weight-complex="normal"/>
    </style:style>
    <style:style style:name="ce5" style:family="table-cell" style:parent-style-name="Default" style:data-style-name="N11"/>
    <style:style style:name="ce6" style:family="table-cell" style:parent-style-name="Default" style:data-style-name="N121"/>
    <style:style style:name="ce7" style:family="table-cell" style:parent-style-name="Default" style:data-style-name="N121">
      <style:table-cell-properties fo:background-color="#ffff99"/>
    </style:style>
    <style:style style:name="ce8" style:family="table-cell" style:parent-style-name="Default" style:data-style-name="N121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column table:style-name="co10" table:number-columns-repeated="1011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style-name="ce1" table:number-columns-repeated="1011"/>
        </table:table-row>
        <table:table-row table:style-name="ro2">
          <table:table-cell table:style-name="ce1" office:value-type="string" calcext:value-type="string">
            <text:p>InputMatrix</text:p>
          </table:table-cell>
          <table:table-cell office:value-type="string" calcext:value-type="string">
            <text:p>Interp</text:p>
          </table:table-cell>
          <table:table-cell office:value-type="float" office:value="0.8191" calcext:value-type="float">
            <text:p>0.8191</text:p>
          </table:table-cell>
          <table:table-cell table:formula="of:=[.C2]" office:value-type="float" office:value="0.8191" calcext:value-type="float">
            <text:p>0.8191</text:p>
          </table:table-cell>
          <table:table-cell table:formula="of:=[.D2]/[.C9]" office:value-type="percentage" office:value="0.0292535714285714" calcext:value-type="percentage">
            <text:p>2.93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5167" calcext:value-type="float">
            <text:p>0.5167</text:p>
          </table:table-cell>
          <table:table-cell table:formula="of:=[.C3]" office:value-type="float" office:value="0.5167" calcext:value-type="float">
            <text:p>0.5167</text:p>
          </table:table-cell>
          <table:table-cell table:formula="of:=[.D3]/[.C9]" office:value-type="percentage" office:value="0.0184535714285714" calcext:value-type="percentage">
            <text:p>1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3.142" calcext:value-type="float">
            <text:p>3.142</text:p>
          </table:table-cell>
          <table:table-cell table:formula="of:=[.C4]-[.C3]" office:value-type="float" office:value="2.6253" calcext:value-type="float">
            <text:p>2.6253</text:p>
          </table:table-cell>
          <table:table-cell table:formula="of:=[.D4]/[.C9]" office:value-type="percentage" office:value="0.0937607142857143" calcext:value-type="percentage">
            <text:p>9.38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9.077" calcext:value-type="float">
            <text:p>9.077</text:p>
          </table:table-cell>
          <table:table-cell table:formula="of:=[.C6]-[.C4]" office:value-type="float" office:value="5.935" calcext:value-type="float">
            <text:p>5.935</text:p>
          </table:table-cell>
          <table:table-cell table:formula="of:=[.D6]/[.C10]" office:value-type="percentage" office:value="0.0594153568925818" calcext:value-type="percentage">
            <text:p>5.9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1.99" calcext:value-type="float">
            <text:p>11.99</text:p>
          </table:table-cell>
          <table:table-cell table:formula="of:=[.C7]-[.C6]" office:value-type="float" office:value="2.913" calcext:value-type="float">
            <text:p>2.913</text:p>
          </table:table-cell>
          <table:table-cell table:formula="of:=[.D7]/[.C10]" office:value-type="percentage" office:value="0.0291620782861147" calcext:value-type="percentage">
            <text:p>2.92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8.67" calcext:value-type="float">
            <text:p>18.67</text:p>
          </table:table-cell>
          <table:table-cell table:formula="of:=[.C8]-[.C7]" office:value-type="float" office:value="6.68" calcext:value-type="float">
            <text:p>6.68</text:p>
          </table:table-cell>
          <table:table-cell table:formula="of:=[.D8]/[.C10]" office:value-type="percentage" office:value="0.0668735609170087" calcext:value-type="percentage">
            <text:p>6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28" calcext:value-type="float">
            <text:p>28</text:p>
          </table:table-cell>
          <table:table-cell table:formula="of:=[.C9]-[.C8]" office:value-type="float" office:value="9.33" calcext:value-type="float">
            <text:p>9.33</text:p>
          </table:table-cell>
          <table:table-cell table:formula="of:=[.D9]/[.C10]" office:value-type="percentage" office:value="0.093402743017319" calcext:value-type="percentage">
            <text:p>9.3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99.89" calcext:value-type="float">
            <text:p>99.89</text:p>
          </table:table-cell>
          <table:table-cell table:formula="of:=[.C10]-[.C9]" office:value-type="float" office:value="71.89" calcext:value-type="float">
            <text:p>71.89</text:p>
          </table:table-cell>
          <table:table-cell table:formula="of:=[.D10]/[.C10]" office:value-type="percentage" office:value="0.71969166082691" calcext:value-type="percentage">
            <text:p>71.97%</text:p>
          </table:table-cell>
          <table:table-cell table:style-name="ce7" table:formula="of:=[.C15]/[.C10]" office:value-type="float" office:value="0.946140754830313" calcext:value-type="float">
            <text:p>0.946</text:p>
          </table:table-cell>
          <table:table-cell table:style-name="ce7" table:formula="of:=[.D15]/[.D10]" office:value-type="float" office:value="1.0178049798303" calcext:value-type="float">
            <text:p>1.018</text:p>
          </table:table-cell>
          <table:table-cell office:value-type="float" office:value="347901" calcext:value-type="float">
            <text:p>347901</text:p>
          </table:table-cell>
          <table:table-cell table:style-name="ce10" table:formula="of:=[.H15]/[.H10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5.889" calcext:value-type="float">
            <text:p>5.889</text:p>
          </table:table-cell>
          <table:table-cell table:formula="of:=[.C12]-[.C4]" office:value-type="float" office:value="2.747" calcext:value-type="float">
            <text:p>2.747</text:p>
          </table:table-cell>
          <table:table-cell table:formula="of:=[.D12]/[.C15]" office:value-type="percentage" office:value="0.0290657073325574" calcext:value-type="percentage">
            <text:p>2.91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13.13" calcext:value-type="float">
            <text:p>13.13</text:p>
          </table:table-cell>
          <table:table-cell table:style-name="ce2" table:formula="of:=[.C13]-[.C12]" office:value-type="float" office:value="7.241" calcext:value-type="float">
            <text:p>7.241</text:p>
          </table:table-cell>
          <table:table-cell table:style-name="ce4" table:formula="of:=[.D13]/[.C15]" office:value-type="percentage" office:value="0.0766162310866575" calcext:value-type="percentage">
            <text:p>7.66%</text:p>
          </table:table-cell>
          <table:table-cell table:style-name="ce8" table:number-columns-repeated="2"/>
          <table:table-cell table:style-name="ce1" table:number-columns-repeated="1013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21.34" calcext:value-type="float">
            <text:p>21.34</text:p>
          </table:table-cell>
          <table:table-cell table:formula="of:=[.C14]-[.C13]" office:value-type="float" office:value="8.21" calcext:value-type="float">
            <text:p>8.21</text:p>
          </table:table-cell>
          <table:table-cell table:formula="of:=[.D14]/[.C15]" office:value-type="percentage" office:value="0.0868691143794307" calcext:value-type="percentage">
            <text:p>8.6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94.51" calcext:value-type="float">
            <text:p>94.51</text:p>
          </table:table-cell>
          <table:table-cell table:formula="of:=[.C15]-[.C14]" office:value-type="float" office:value="73.17" calcext:value-type="float">
            <text:p>73.17</text:p>
          </table:table-cell>
          <table:table-cell table:formula="of:=[.D15]/[.C15]" office:value-type="percentage" office:value="0.774203787958946" calcext:value-type="percentage">
            <text:p>77.42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Keccak</text:p>
          </table:table-cell>
          <table:table-cell office:value-type="string" calcext:value-type="string">
            <text:p>Interp</text:p>
          </table:table-cell>
          <table:table-cell office:value-type="float" office:value="0.9719" calcext:value-type="float">
            <text:p>0.9719</text:p>
          </table:table-cell>
          <table:table-cell table:formula="of:=[.C18]" office:value-type="float" office:value="0.9719" calcext:value-type="float">
            <text:p>0.9719</text:p>
          </table:table-cell>
          <table:table-cell table:formula="of:=[.D18]/[.C25]" office:value-type="percentage" office:value="0.0987201625190452" calcext:value-type="percentage">
            <text:p>9.87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8149" calcext:value-type="float">
            <text:p>0.8149</text:p>
          </table:table-cell>
          <table:table-cell table:formula="of:=[.C19]" office:value-type="float" office:value="0.8149" calcext:value-type="float">
            <text:p>0.8149</text:p>
          </table:table-cell>
          <table:table-cell table:formula="of:=[.D19]/[.C25]" office:value-type="percentage" office:value="0.0827729812087354" calcext:value-type="percentage">
            <text:p>8.2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291" calcext:value-type="float">
            <text:p>2.291</text:p>
          </table:table-cell>
          <table:table-cell table:formula="of:=[.C20]-[.C19]" office:value-type="float" office:value="1.4761" calcext:value-type="float">
            <text:p>1.4761</text:p>
          </table:table-cell>
          <table:table-cell table:formula="of:=[.D20]/[.C25]" office:value-type="percentage" office:value="0.149933976637887" calcext:value-type="percentage">
            <text:p>14.99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.529" calcext:value-type="float">
            <text:p>5.529</text:p>
          </table:table-cell>
          <table:table-cell table:formula="of:=[.C22]-[.C20]" office:value-type="float" office:value="3.238" calcext:value-type="float">
            <text:p>3.238</text:p>
          </table:table-cell>
          <table:table-cell table:formula="of:=[.D22]/[.C26]" office:value-type="percentage" office:value="0.202375" calcext:value-type="percentage">
            <text:p>20.24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.655" calcext:value-type="float">
            <text:p>5.655</text:p>
          </table:table-cell>
          <table:table-cell table:formula="of:=[.C23]-[.C22]" office:value-type="float" office:value="0.126" calcext:value-type="float">
            <text:p>0.126</text:p>
          </table:table-cell>
          <table:table-cell table:formula="of:=[.D23]/[.C26]" office:value-type="percentage" office:value="0.00787500000000002" calcext:value-type="percentage">
            <text:p>0.7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7.583" calcext:value-type="float">
            <text:p>7.583</text:p>
          </table:table-cell>
          <table:table-cell table:formula="of:=[.C24]-[.C23]" office:value-type="float" office:value="1.928" calcext:value-type="float">
            <text:p>1.928</text:p>
          </table:table-cell>
          <table:table-cell table:formula="of:=[.D24]/[.C26]" office:value-type="percentage" office:value="0.1205" calcext:value-type="percentage">
            <text:p>12.05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9.845" calcext:value-type="float">
            <text:p>9.845</text:p>
          </table:table-cell>
          <table:table-cell table:formula="of:=[.C25]-[.C24]" office:value-type="float" office:value="2.262" calcext:value-type="float">
            <text:p>2.262</text:p>
          </table:table-cell>
          <table:table-cell table:formula="of:=[.D25]/[.C26]" office:value-type="percentage" office:value="0.141375" calcext:value-type="percentage">
            <text:p>14.14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6" calcext:value-type="float">
            <text:p>16</text:p>
          </table:table-cell>
          <table:table-cell table:formula="of:=[.C26]-[.C25]" office:value-type="float" office:value="6.155" calcext:value-type="float">
            <text:p>6.155</text:p>
          </table:table-cell>
          <table:table-cell table:formula="of:=[.D26]/[.C26]" office:value-type="percentage" office:value="0.3846875" calcext:value-type="percentage">
            <text:p>38.47%</text:p>
          </table:table-cell>
          <table:table-cell table:style-name="ce7" table:formula="of:=[.C31]/[.C26]" office:value-type="float" office:value="4.14625" calcext:value-type="float">
            <text:p>4.146</text:p>
          </table:table-cell>
          <table:table-cell table:style-name="ce7" table:formula="of:=[.D31]/[.D26]" office:value-type="float" office:value="8.31681559707555" calcext:value-type="float">
            <text:p>8.317</text:p>
          </table:table-cell>
          <table:table-cell office:value-type="float" office:value="27556" calcext:value-type="float">
            <text:p>27556</text:p>
          </table:table-cell>
          <table:table-cell table:style-name="ce10" table:formula="of:=[.H31]/[.H26]" office:value-type="float" office:value="12.6252358832922" calcext:value-type="float">
            <text:p>12.6252358833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3.319" calcext:value-type="float">
            <text:p>3.319</text:p>
          </table:table-cell>
          <table:table-cell table:formula="of:=[.C28]-[.C20]" office:value-type="float" office:value="1.028" calcext:value-type="float">
            <text:p>1.028</text:p>
          </table:table-cell>
          <table:table-cell table:formula="of:=[.D28]/[.C31]" office:value-type="percentage" office:value="0.0154959300572807" calcext:value-type="percentage">
            <text:p>1.55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8.451" calcext:value-type="float">
            <text:p>8.451</text:p>
          </table:table-cell>
          <table:table-cell table:style-name="ce2" table:formula="of:=[.C29]-[.C28]" office:value-type="float" office:value="5.132" calcext:value-type="float">
            <text:p>5.132</text:p>
          </table:table-cell>
          <table:table-cell table:style-name="ce4" table:formula="of:=[.D29]/[.C31]" office:value-type="percentage" office:value="0.077359059391016" calcext:value-type="percentage">
            <text:p>7.7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15.15" calcext:value-type="float">
            <text:p>15.15</text:p>
          </table:table-cell>
          <table:table-cell table:formula="of:=[.C30]-[.C29]" office:value-type="float" office:value="6.699" calcext:value-type="float">
            <text:p>6.699</text:p>
          </table:table-cell>
          <table:table-cell table:formula="of:=[.D30]/[.C31]" office:value-type="percentage" office:value="0.100979801025023" calcext:value-type="percentage">
            <text:p>10.1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66.34" calcext:value-type="float">
            <text:p>66.34</text:p>
          </table:table-cell>
          <table:table-cell table:formula="of:=[.C31]-[.C30]" office:value-type="float" office:value="51.19" calcext:value-type="float">
            <text:p>51.19</text:p>
          </table:table-cell>
          <table:table-cell table:formula="of:=[.D31]/[.C31]" office:value-type="percentage" office:value="0.771630991860115" calcext:value-type="percentage">
            <text:p>77.16%</text:p>
          </table:table-cell>
          <table:table-cell table:number-columns-repeated="2"/>
          <table:table-cell office:value-type="float" office:value="347901" calcext:value-type="float">
            <text:p>34790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ce5"/>
          <table:table-cell table:number-columns-repeated="1015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Delta (m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List</text:p>
          </table:table-cell>
          <table:table-cell office:value-type="string" calcext:value-type="string">
            <text:p>Interp</text:p>
          </table:table-cell>
          <table:table-cell office:value-type="float" office:value="13.22" calcext:value-type="float">
            <text:p>13.22</text:p>
          </table:table-cell>
          <table:table-cell table:formula="of:=[.C34]" office:value-type="float" office:value="13.22" calcext:value-type="float">
            <text:p>13.22</text:p>
          </table:table-cell>
          <table:table-cell table:formula="of:=[.D34]/[.C41]" office:value-type="percentage" office:value="0.00250616113744076" calcext:value-type="percentage">
            <text:p>0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12.08" calcext:value-type="float">
            <text:p>12.08</text:p>
          </table:table-cell>
          <table:table-cell table:formula="of:=[.C35]" office:value-type="float" office:value="12.08" calcext:value-type="float">
            <text:p>12.08</text:p>
          </table:table-cell>
          <table:table-cell table:formula="of:=[.D35]/[.C41]" office:value-type="percentage" office:value="0.00229004739336493" calcext:value-type="percentage">
            <text:p>0.23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120.5" calcext:value-type="float">
            <text:p>120.5</text:p>
          </table:table-cell>
          <table:table-cell table:formula="of:=[.C36]-[.C35]" office:value-type="float" office:value="108.42" calcext:value-type="float">
            <text:p>108.42</text:p>
          </table:table-cell>
          <table:table-cell table:formula="of:=[.D36]/[.C41]" office:value-type="percentage" office:value="0.0205535545023697" calcext:value-type="percentage">
            <text:p>2.06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500.7" calcext:value-type="float">
            <text:p>500.7</text:p>
          </table:table-cell>
          <table:table-cell table:formula="of:=[.C38]-[.C36]" office:value-type="float" office:value="380.2" calcext:value-type="float">
            <text:p>380.2</text:p>
          </table:table-cell>
          <table:table-cell table:formula="of:=[.D38]/[.C42]" office:value-type="percentage" office:value="0.0490517352599665" calcext:value-type="percentage">
            <text:p>4.91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539.4" calcext:value-type="float">
            <text:p>539.4</text:p>
          </table:table-cell>
          <table:table-cell table:formula="of:=[.C39]-[.C38]" office:value-type="float" office:value="38.7" calcext:value-type="float">
            <text:p>38.7</text:p>
          </table:table-cell>
          <table:table-cell table:formula="of:=[.D39]/[.C42]" office:value-type="percentage" office:value="0.00499290414140111" calcext:value-type="percentage">
            <text:p>0.50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2853" calcext:value-type="float">
            <text:p>2853</text:p>
          </table:table-cell>
          <table:table-cell table:formula="of:=[.C40]-[.C39]" office:value-type="float" office:value="2313.6" calcext:value-type="float">
            <text:p>2313.6</text:p>
          </table:table-cell>
          <table:table-cell table:formula="of:=[.D40]/[.C42]" office:value-type="percentage" office:value="0.2984905173526" calcext:value-type="percentage">
            <text:p>29.8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5275" calcext:value-type="float">
            <text:p>5275</text:p>
          </table:table-cell>
          <table:table-cell table:formula="of:=[.C41]-[.C40]" office:value-type="float" office:value="2422" calcext:value-type="float">
            <text:p>2422</text:p>
          </table:table-cell>
          <table:table-cell table:formula="of:=[.D41]/[.C42]" office:value-type="percentage" office:value="0.312475809572958" calcext:value-type="percentage">
            <text:p>31.25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7751" calcext:value-type="float">
            <text:p>7751</text:p>
          </table:table-cell>
          <table:table-cell table:formula="of:=[.C42]-[.C41]" office:value-type="float" office:value="2476" calcext:value-type="float">
            <text:p>2476</text:p>
          </table:table-cell>
          <table:table-cell table:formula="of:=[.D42]/[.C42]" office:value-type="percentage" office:value="0.31944265256096" calcext:value-type="percentage">
            <text:p>31.94%</text:p>
          </table:table-cell>
          <table:table-cell table:style-name="ce7" table:formula="of:=[.C47]/[.C42]" office:value-type="float" office:value="1.35208360211586" calcext:value-type="float">
            <text:p>1.352</text:p>
          </table:table-cell>
          <table:table-cell table:style-name="ce7" table:formula="of:=[.D47]/[.D42]" office:value-type="float" office:value="1.91316639741519" calcext:value-type="float">
            <text:p>1.913</text:p>
          </table:table-cell>
          <table:table-cell office:value-type="float" office:value="12494" calcext:value-type="float">
            <text:p>12494</text:p>
          </table:table-cell>
          <table:table-cell table:style-name="ce10" table:formula="of:=[.H47]/[.H42]" office:value-type="float" office:value="2.1202977429166" calcext:value-type="float">
            <text:p>2.1202977429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207.2" calcext:value-type="float">
            <text:p>207.2</text:p>
          </table:table-cell>
          <table:table-cell table:formula="of:=[.C44]-[.C36]" office:value-type="float" office:value="86.7" calcext:value-type="float">
            <text:p>86.7</text:p>
          </table:table-cell>
          <table:table-cell table:formula="of:=[.D44]/[.C47]" office:value-type="percentage" office:value="0.00827290076335878" calcext:value-type="percentage">
            <text:p>0.83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2842" calcext:value-type="float">
            <text:p>2842</text:p>
          </table:table-cell>
          <table:table-cell table:style-name="ce2" table:formula="of:=[.C45]-[.C44]" office:value-type="float" office:value="2634.8" calcext:value-type="float">
            <text:p>2634.8</text:p>
          </table:table-cell>
          <table:table-cell table:style-name="ce4" table:formula="of:=[.D45]/[.C47]" office:value-type="percentage" office:value="0.251412213740458" calcext:value-type="percentage">
            <text:p>25.14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5743" calcext:value-type="float">
            <text:p>5743</text:p>
          </table:table-cell>
          <table:table-cell table:formula="of:=[.C46]-[.C45]" office:value-type="float" office:value="2901" calcext:value-type="float">
            <text:p>2901</text:p>
          </table:table-cell>
          <table:table-cell table:formula="of:=[.D46]/[.C47]" office:value-type="percentage" office:value="0.276812977099237" calcext:value-type="percentage">
            <text:p>27.68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10480" calcext:value-type="float">
            <text:p>10480</text:p>
          </table:table-cell>
          <table:table-cell table:formula="of:=[.C47]-[.C46]" office:value-type="float" office:value="4737" calcext:value-type="float">
            <text:p>4737</text:p>
          </table:table-cell>
          <table:table-cell table:formula="of:=[.D47]/[.C47]" office:value-type="percentage" office:value="0.452003816793893" calcext:value-type="percentage">
            <text:p>45.20%</text:p>
          </table:table-cell>
          <table:table-cell table:number-columns-repeated="2"/>
          <table:table-cell office:value-type="float" office:value="26491" calcext:value-type="float">
            <text:p>26491</text:p>
          </table:table-cell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hase</text:p>
          </table:table-cell>
          <table:table-cell table:style-name="ce1" office:value-type="string" calcext:value-type="string">
            <text:p>Time (s)</text:p>
          </table:table-cell>
          <table:table-cell table:style-name="ce1" office:value-type="string" calcext:value-type="string">
            <text:p>Delta (s)</text:p>
          </table:table-cell>
          <table:table-cell table:style-name="ce1" office:value-type="string" calcext:value-type="string">
            <text:p>%Total</text:p>
          </table:table-cell>
          <table:table-cell table:style-name="ce1" office:value-type="string" calcext:value-type="string">
            <text:p>End-to-End</text:p>
            <text:p>Speedup</text:p>
          </table:table-cell>
          <table:table-cell table:style-name="ce1" office:value-type="string" calcext:value-type="string">
            <text:p>Crytpo.</text:p>
            <text:p>Speedup</text:p>
          </table:table-cell>
          <table:table-cell table:style-name="ce1" office:value-type="string" calcext:value-type="string">
            <text:p>#Constraints</text:p>
          </table:table-cell>
          <table:table-cell table:style-name="ce1" office:value-type="string" calcext:value-type="string">
            <text:p>Compression</text:p>
            <text:p>Ratio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>
            <text:p>FixedMatrix</text:p>
          </table:table-cell>
          <table:table-cell office:value-type="string" calcext:value-type="string">
            <text:p>Interp</text:p>
          </table:table-cell>
          <table:table-cell office:value-type="float" office:value="0.7764" calcext:value-type="float">
            <text:p>0.7764</text:p>
          </table:table-cell>
          <table:table-cell table:formula="of:=[.C50]" office:value-type="float" office:value="0.7764" calcext:value-type="float">
            <text:p>0.7764</text:p>
          </table:table-cell>
          <table:table-cell table:formula="of:=[.D50]/[.C57]" office:value-type="percentage" office:value="0.0475443968156767" calcext:value-type="percentage">
            <text:p>4.7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Elab</text:p>
          </table:table-cell>
          <table:table-cell office:value-type="float" office:value="0.2489" calcext:value-type="float">
            <text:p>0.2489</text:p>
          </table:table-cell>
          <table:table-cell table:formula="of:=[.C51]" office:value-type="float" office:value="0.2489" calcext:value-type="float">
            <text:p>0.2489</text:p>
          </table:table-cell>
          <table:table-cell table:formula="of:=[.D51]/[.C57]" office:value-type="percentage" office:value="0.0152418860992039" calcext:value-type="percentage">
            <text:p>1.52%</text:p>
          </table:table-cell>
          <table:table-cell table:number-columns-repeated="4"/>
          <table:table-cell table:style-name="ce1" table:number-columns-repeated="1011"/>
        </table:table-row>
        <table:table-row table:style-name="ro2">
          <table:table-cell/>
          <table:table-cell office:value-type="string" calcext:value-type="string">
            <text:p>Constraints</text:p>
          </table:table-cell>
          <table:table-cell office:value-type="float" office:value="2.88" calcext:value-type="float">
            <text:p>2.88</text:p>
          </table:table-cell>
          <table:table-cell table:formula="of:=[.C52]-[.C51]" office:value-type="float" office:value="2.6311" calcext:value-type="float">
            <text:p>2.6311</text:p>
          </table:table-cell>
          <table:table-cell table:formula="of:=[.D52]/[.C57]" office:value-type="percentage" office:value="0.161120636864666" calcext:value-type="percentage">
            <text:p>16.11%</text:p>
          </table:table-cell>
          <table:table-cell table:number-columns-repeated="1015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ify</text:p>
          </table:table-cell>
          <table:table-cell office:value-type="float" office:value="11.81" calcext:value-type="float">
            <text:p>11.81</text:p>
          </table:table-cell>
          <table:table-cell table:formula="of:=[.C54]-[.C52]" office:value-type="float" office:value="8.93" calcext:value-type="float">
            <text:p>8.93</text:p>
          </table:table-cell>
          <table:table-cell table:formula="of:=[.D54]/[.C58]" office:value-type="percentage" office:value="0.510869565217391" calcext:value-type="percentage">
            <text:p>51.0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r1cs</text:p>
          </table:table-cell>
          <table:table-cell office:value-type="float" office:value="14.01" calcext:value-type="float">
            <text:p>14.01</text:p>
          </table:table-cell>
          <table:table-cell table:formula="of:=[.C55]-[.C54]" office:value-type="float" office:value="2.2" calcext:value-type="float">
            <text:p>2.2</text:p>
          </table:table-cell>
          <table:table-cell table:formula="of:=[.D55]/[.C58]" office:value-type="percentage" office:value="0.125858123569794" calcext:value-type="percentage">
            <text:p>12.5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wit</text:p>
          </table:table-cell>
          <table:table-cell office:value-type="float" office:value="15.11" calcext:value-type="float">
            <text:p>15.11</text:p>
          </table:table-cell>
          <table:table-cell table:formula="of:=[.C56]-[.C55]" office:value-type="float" office:value="1.1" calcext:value-type="float">
            <text:p>1.1</text:p>
          </table:table-cell>
          <table:table-cell table:formula="of:=[.D56]/[.C58]" office:value-type="percentage" office:value="0.062929061784897" calcext:value-type="percentage">
            <text:p>6.29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Simpl-allbut</text:p>
          </table:table-cell>
          <table:table-cell office:value-type="float" office:value="16.33" calcext:value-type="float">
            <text:p>16.33</text:p>
          </table:table-cell>
          <table:table-cell table:formula="of:=[.C57]-[.C56]" office:value-type="float" office:value="1.22" calcext:value-type="float">
            <text:p>1.22</text:p>
          </table:table-cell>
          <table:table-cell table:formula="of:=[.D57]/[.C58]" office:value-type="percentage" office:value="0.0697940503432494" calcext:value-type="percentage">
            <text:p>6.98%</text:p>
          </table:table-cell>
          <table:table-cell table:number-columns-repeated="2"/>
          <table:table-cell table:style-name="ce9"/>
          <table:table-cell table:style-name="ce5"/>
          <table:table-cell table:number-columns-repeated="1011"/>
        </table:table-row>
        <table:table-row table:style-name="ro2">
          <table:table-cell/>
          <table:table-cell office:value-type="string" calcext:value-type="string">
            <text:p>Simpl-crypto</text:p>
          </table:table-cell>
          <table:table-cell office:value-type="float" office:value="17.48" calcext:value-type="float">
            <text:p>17.48</text:p>
          </table:table-cell>
          <table:table-cell table:formula="of:=[.C58]-[.C57]" office:value-type="float" office:value="1.15" calcext:value-type="float">
            <text:p>1.15</text:p>
          </table:table-cell>
          <table:table-cell table:formula="of:=[.D58]/[.C58]" office:value-type="percentage" office:value="0.0657894736842106" calcext:value-type="percentage">
            <text:p>6.58%</text:p>
          </table:table-cell>
          <table:table-cell table:style-name="ce7" table:formula="of:=[.C63]/[.C58]" office:value-type="float" office:value="0.493192219679634" calcext:value-type="float">
            <text:p>0.493</text:p>
          </table:table-cell>
          <table:table-cell table:style-name="ce7" table:formula="of:=[.D63]/[.D58]" office:value-type="float" office:value="1.07913043478261" calcext:value-type="float">
            <text:p>1.079</text:p>
          </table:table-cell>
          <table:table-cell office:value-type="float" office:value="601" calcext:value-type="float">
            <text:p>601</text:p>
          </table:table-cell>
          <table:table-cell table:style-name="ce10" table:formula="of:=[.H63]/[.H58]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number-columns-repeated="1020"/>
        </table:table-row>
        <table:table-row table:style-name="ro2">
          <table:table-cell/>
          <table:table-cell office:value-type="string" calcext:value-type="string">
            <text:p>Nosimpl-r1cs</text:p>
          </table:table-cell>
          <table:table-cell office:value-type="float" office:value="4.992" calcext:value-type="float">
            <text:p>4.992</text:p>
          </table:table-cell>
          <table:table-cell table:formula="of:=[.C60]-[.C52]" office:value-type="float" office:value="2.112" calcext:value-type="float">
            <text:p>2.112</text:p>
          </table:table-cell>
          <table:table-cell table:formula="of:=[.D60]/[.C63]" office:value-type="percentage" office:value="0.244983180605498" calcext:value-type="percentage">
            <text:p>24.50%</text:p>
          </table:table-cell>
          <table:table-cell table:number-columns-repeated="2"/>
          <table:table-cell table:style-name="ce9"/>
          <table:table-cell table:style-name="ce11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wit</text:p>
          </table:table-cell>
          <table:table-cell table:style-name="ce2" office:value-type="float" office:value="6.065" calcext:value-type="float">
            <text:p>6.065</text:p>
          </table:table-cell>
          <table:table-cell table:style-name="ce2" table:formula="of:=[.C61]-[.C60]" office:value-type="float" office:value="1.073" calcext:value-type="float">
            <text:p>1.073</text:p>
          </table:table-cell>
          <table:table-cell table:style-name="ce4" table:formula="of:=[.D61]/[.C63]" office:value-type="percentage" office:value="0.124463519313305" calcext:value-type="percentage">
            <text:p>12.45%</text:p>
          </table:table-cell>
          <table:table-cell table:style-name="ce8" table:number-columns-repeated="2"/>
          <table:table-cell table:style-name="ce1" table:number-columns-repeated="2"/>
          <table:table-cell table:number-columns-repeated="1011"/>
        </table:table-row>
        <table:table-row table:style-name="ro2">
          <table:table-cell table:style-name="ce1"/>
          <table:table-cell office:value-type="string" calcext:value-type="string">
            <text:p>Nosimpl-allbut</text:p>
          </table:table-cell>
          <table:table-cell office:value-type="float" office:value="7.38" calcext:value-type="float">
            <text:p>7.38</text:p>
          </table:table-cell>
          <table:table-cell table:formula="of:=[.C62]-[.C61]" office:value-type="float" office:value="1.315" calcext:value-type="float">
            <text:p>1.315</text:p>
          </table:table-cell>
          <table:table-cell table:formula="of:=[.D62]/[.C63]" office:value-type="percentage" office:value="0.152534508757685" calcext:value-type="percentage">
            <text:p>15.25%</text:p>
          </table:table-cell>
          <table:table-cell table:number-columns-repeated="1015"/>
        </table:table-row>
        <table:table-row table:style-name="ro2">
          <table:table-cell/>
          <table:table-cell office:value-type="string" calcext:value-type="string">
            <text:p>Nosimpl-crypto</text:p>
          </table:table-cell>
          <table:table-cell office:value-type="float" office:value="8.621" calcext:value-type="float">
            <text:p>8.621</text:p>
          </table:table-cell>
          <table:table-cell table:formula="of:=[.C63]-[.C62]" office:value-type="float" office:value="1.241" calcext:value-type="float">
            <text:p>1.241</text:p>
          </table:table-cell>
          <table:table-cell table:formula="of:=[.D63]/[.C63]" office:value-type="percentage" office:value="0.14395081777056" calcext:value-type="percentage">
            <text:p>14.40%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6:18:54.1378671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8T17:19:08.887120885</meta:creation-date>
    <meta:generator>LibreOffice/4.4.6.3$Linux_X86_64 LibreOffice_project/40m0$Build-3</meta:generator>
    <dc:date>2015-11-24T17:59:47.535213623</dc:date>
    <meta:editing-duration>PT3H6M22S</meta:editing-duration>
    <meta:editing-cycles>111</meta:editing-cycles>
    <dc:creator>Gordon Stewart</dc:creator>
    <meta:document-statistic meta:table-count="1" meta:cell-count="252" meta:object-count="0"/>
  </office:meta>
</office:document-meta>
</file>